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" svg:font-family="Source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urier">
      <style:paragraph-properties fo:background-color="#ffffff">
        <style:background-image/>
      </style:paragraph-properties>
      <style:text-properties fo:color="#000000" officeooo:rsid="00021beb" officeooo:paragraph-rsid="00021beb"/>
    </style:style>
    <style:style style:name="P2" style:family="paragraph" style:parent-style-name="Courier">
      <style:paragraph-properties fo:background-color="#ffffff">
        <style:background-image/>
      </style:paragraph-properties>
      <style:text-properties fo:color="#000000" officeooo:rsid="00038d8e" officeooo:paragraph-rsid="00038d8e"/>
    </style:style>
    <style:style style:name="P3" style:family="paragraph" style:parent-style-name="Courier">
      <style:paragraph-properties fo:background-color="#ffffff">
        <style:background-image/>
      </style:paragraph-properties>
      <style:text-properties fo:color="#000000" officeooo:rsid="00040f43" officeooo:paragraph-rsid="00040f43"/>
    </style:style>
    <style:style style:name="P4" style:family="paragraph" style:parent-style-name="Courier">
      <style:paragraph-properties fo:background-color="#ffffff">
        <style:background-image/>
      </style:paragraph-properties>
      <style:text-properties fo:color="#000000" officeooo:paragraph-rsid="00040f43"/>
    </style:style>
    <style:style style:name="P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size="10.5pt"/>
    </style:style>
    <style:style style:name="P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roid Sans" fo:font-size="10.5pt"/>
    </style:style>
    <style:style style:name="P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roid Sans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55771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rsid="00055771" officeooo:paragraph-rsid="00055771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10.5pt" officeooo:rsid="00021beb" officeooo:paragraph-rsid="00021beb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10.5pt" officeooo:rsid="00038d8e" officeooo:paragraph-rsid="00038d8e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9pt" officeooo:rsid="00040f43" officeooo:paragraph-rsid="00040f43" style:font-size-asian="9pt" style:font-size-complex="9pt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.5pt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.5pt" officeooo:rsid="00038d8e" officeooo:paragraph-rsid="00038d8e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pt" style:font-size-asian="10pt" style:font-size-complex="10pt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10pt" officeooo:rsid="00040f43" officeooo:paragraph-rsid="00040f43" style:font-size-asian="10pt" style:font-size-complex="10pt"/>
    </style:style>
    <style:style style:name="P20" style:family="paragraph" style:parent-style-name="Title">
      <style:paragraph-properties fo:background-color="#ffffff">
        <style:background-image/>
      </style:paragraph-properties>
      <style:text-properties fo:color="#000000" officeooo:rsid="00021beb" officeooo:paragraph-rsid="00021beb"/>
    </style:style>
    <style:style style:name="P21" style:family="paragraph" style:parent-style-name="Title">
      <style:paragraph-properties fo:background-color="#ffffff">
        <style:background-image/>
      </style:paragraph-properties>
      <style:text-properties fo:color="#000000" officeooo:rsid="00040f43" officeooo:paragraph-rsid="00040f43"/>
    </style:style>
    <style:style style:name="P22" style:family="paragraph" style:parent-style-name="Heading_20_2">
      <style:paragraph-properties fo:background-color="#ffffff">
        <style:background-image/>
      </style:paragraph-properties>
      <style:text-properties fo:color="#000000" officeooo:paragraph-rsid="00021beb"/>
    </style:style>
    <style:style style:name="P23" style:family="paragraph" style:parent-style-name="Text_20_body">
      <style:paragraph-properties fo:background-color="#ffffff">
        <style:background-image/>
      </style:paragraph-properties>
      <style:text-properties fo:color="#000000" officeooo:rsid="00021beb" officeooo:paragraph-rsid="00021beb"/>
    </style:style>
    <style:style style:name="P24" style:family="paragraph" style:parent-style-name="Text_20_body">
      <style:paragraph-properties fo:background-color="#ffffff">
        <style:background-image/>
      </style:paragraph-properties>
      <style:text-properties fo:color="#000000" officeooo:rsid="00040f43" officeooo:paragraph-rsid="00040f43"/>
    </style:style>
    <style:style style:name="T1" style:family="text">
      <style:text-properties officeooo:rsid="00021beb"/>
    </style:style>
    <style:style style:name="T2" style:family="text">
      <style:text-properties style:font-name="Source Code Pro"/>
    </style:style>
    <style:style style:name="T3" style:family="text">
      <style:text-properties style:font-name="Source Code Pro" fo:font-size="10.5pt"/>
    </style:style>
    <style:style style:name="T4" style:family="text">
      <style:text-properties style:font-name="Source Code Pro" fo:font-size="10.5pt" fo:font-style="italic"/>
    </style:style>
    <style:style style:name="T5" style:family="text">
      <style:text-properties style:font-name="Source Code Pro" fo:font-style="italic"/>
    </style:style>
    <style:style style:name="T6" style:family="text">
      <style:text-properties fo:font-size="10.5pt"/>
    </style:style>
    <style:style style:name="T7" style:family="text">
      <style:text-properties fo:font-size="10.5pt" fo:font-style="italic"/>
    </style:style>
    <style:style style:name="T8" style:family="text">
      <style:text-properties fo:font-style="italic"/>
    </style:style>
    <style:style style:name="T9" style:family="text">
      <style:text-properties officeooo:rsid="00040f43"/>
    </style:style>
    <style:style style:name="T10" style:family="text">
      <style:text-properties fo:color="#000000" fo:font-size="11pt" style:font-size-asian="9.60000038146973pt" style:font-size-complex="11pt"/>
    </style:style>
    <style:style style:name="T11" style:family="text">
      <style:text-properties fo:color="#000000" fo:font-size="11pt" officeooo:rsid="00055771" style:font-size-asian="9.60000038146973pt" style:font-size-complex="11pt"/>
    </style:style>
    <style:style style:name="T12" style:family="text">
      <style:text-properties fo:color="#000000" style:font-name="Source Code Pro" fo:font-size="9pt" officeooo:rsid="000439d7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text:span text:style-name="T1">Thomas van Lingen</text:span></text:h>
      <text:p text:style-name="P23">2074690</text:p>
      <text:p text:style-name="P20">Deel 1</text:p>
      <text:p text:style-name="P23">Opgave 1</text:p>
      <text:p text:style-name="P16">public class Sorter {</text:p>
      <text:p text:style-name="P15"><text:s text:c="4"/><text:span text:style-name="T6">public static void bubblesortArray(int[] toSort){</text:span></text:p>
      <text:p text:style-name="P15"><text:s text:c="8"/><text:span text:style-name="T6">for(int endIndex = 0; endIndex &lt; toSort.length-1; endIndex++){</text:span></text:p>
      <text:p text:style-name="P15"><text:s text:c="12"/><text:span text:style-name="T6">for(int currentIndex = toSort.length-1; currentIndex &gt; 0; currentIndex--){</text:span></text:p>
      <text:p text:style-name="P15"><text:s text:c="16"/><text:span text:style-name="T6">if(toSort[currentIndex] &lt; toSort[currentIndex-1]){</text:span></text:p>
      <text:p text:style-name="P15"><text:s text:c="20"/><text:span text:style-name="T7">swapArrayItems</text:span><text:span text:style-name="T6">(toSort, currentIndex, currentIndex-1);</text:span></text:p>
      <text:p text:style-name="P15"><text:s text:c="16"/><text:span text:style-name="T6">}</text:span></text:p>
      <text:p text:style-name="P15"><text:s text:c="12"/><text:span text:style-name="T6">}</text:span></text:p>
      <text:p text:style-name="P15"><text:s text:c="8"/><text:span text:style-name="T6">}</text:span></text:p>
      <text:p text:style-name="P15"><text:s text:c="4"/><text:span text:style-name="T6">}</text:span></text:p>
      <text:p text:style-name="P15"><text:s text:c="4"/><text:span text:style-name="T6">private static void swapArrayItems(int[] toSwap, int swapIndex1, int swapIndex2){</text:span></text:p>
      <text:p text:style-name="P15"><text:s text:c="8"/><text:span text:style-name="T6">int copy = toSwap[swapIndex1];</text:span></text:p>
      <text:p text:style-name="P15"><text:s text:c="8"/><text:span text:style-name="T6">toSwap[swapIndex1] = toSwap[swapIndex2];</text:span></text:p>
      <text:p text:style-name="P15"><text:s text:c="8"/><text:span text:style-name="T6">toSwap[swapIndex2] = copy;</text:span></text:p>
      <text:p text:style-name="P15"><text:s text:c="4"/><text:span text:style-name="T6">}</text:span></text:p>
      <text:p text:style-name="P6">}</text:p>
      <text:p text:style-name="P1">Hoeveelheid comparisons met 10 integers: 45</text:p>
      <text:p text:style-name="P1">Hoeveelheid comparisons met 20 integers: 217</text:p>
      <text:p text:style-name="P1">Dus +- 4* comparisons met een verdubbeling van array</text:p>
      <text:p text:style-name="P1">Dit wordt ook wel O(N^2) genoemd</text:p>
      <text:p text:style-name="P11"/>
      <text:p text:style-name="P11">public static void main(String args[]){</text:p>
      <text:p text:style-name="P10"><text:s text:c="4"/><text:span text:style-name="T3">int[] banaan = {21, 6, 4, 3, 2, 10, 3, 9};</text:span></text:p>
      <text:p text:style-name="P10"><text:s text:c="4"/><text:span text:style-name="T3">Sorter.</text:span><text:span text:style-name="T4">bubblesortArray</text:span><text:span text:style-name="T3">(banaan);</text:span></text:p>
      <text:p text:style-name="P10"><text:s text:c="4"/><text:span text:style-name="T3">for(int i = 0; i &lt; banaan.length; i++){</text:span></text:p>
      <text:p text:style-name="P10"><text:s text:c="8"/><text:span text:style-name="T3">System.</text:span><text:span text:style-name="T4">out</text:span><text:span text:style-name="T3">.print(banaan[i] + " ");</text:span></text:p>
      <text:p text:style-name="P10"><text:s text:c="4"/><text:span text:style-name="T3">}</text:span></text:p>
      <text:p text:style-name="P10"><text:s text:c="4"/><text:span text:style-name="T3">System.</text:span><text:span text:style-name="T4">out</text:span><text:span text:style-name="T3">.println("");</text:span></text:p>
      <text:p text:style-name="P5">}</text:p>
      <text:p text:style-name="P1">Geeft: </text:p>
      <text:p text:style-name="P1">2 3 3 4 6 9 10 21 </text:p>
      <text:p text:style-name="P1">Process finished with exit code 0</text:p>
      <text:p text:style-name="P1"/>
      <text:p text:style-name="P1"/>
      <text:p text:style-name="P1"/>
      <text:p text:style-name="P1"/>
      <text:p text:style-name="P2"><text:soft-page-break/>Opgave 2</text:p>
      <text:p text:style-name="P12"/>
      <text:p text:style-name="P17">public static void bubblesortNAWArray_split(NAW[] toSort){</text:p>
      <text:p text:style-name="P15"><text:s text:c="4"/><text:span text:style-name="T6">int inner, outer;</text:span></text:p>
      <text:p text:style-name="P15"><text:s text:c="4"/><text:span text:style-name="T6">NAW copy;</text:span></text:p>
      <text:p text:style-name="P15"><text:s text:c="4"/><text:span text:style-name="T6">//Sort by cityOfResidence</text:span></text:p>
      <text:p text:style-name="P15"><text:s text:c="4"/><text:span text:style-name="T6">for(outer = toSort.length-1; outer &gt; 0; outer--){</text:span></text:p>
      <text:p text:style-name="P15"><text:s text:c="8"/><text:span text:style-name="T6">for(inner=0; inner &lt; outer; inner++){</text:span></text:p>
      <text:p text:style-name="P15"><text:s text:c="12"/><text:span text:style-name="T6">if(toSort[inner].getCityOfResidence().compareTo(toSort[inner+1].getCityOfResidence()) &gt;= 0){</text:span></text:p>
      <text:p text:style-name="P15"><text:s text:c="16"/><text:span text:style-name="T6">copy = toSort[inner];</text:span></text:p>
      <text:p text:style-name="P15"><text:s text:c="16"/><text:span text:style-name="T6">toSort[inner] = toSort[inner+1];</text:span></text:p>
      <text:p text:style-name="P15"><text:s text:c="16"/><text:span text:style-name="T6">toSort[inner+1] = copy;</text:span></text:p>
      <text:p text:style-name="P15"><text:s text:c="12"/><text:span text:style-name="T6">}</text:span></text:p>
      <text:p text:style-name="P15"><text:s text:c="8"/><text:span text:style-name="T6">}</text:span></text:p>
      <text:p text:style-name="P15"><text:s text:c="4"/><text:span text:style-name="T6">}</text:span></text:p>
      <text:p text:style-name="P15"><text:s text:c="4"/><text:span text:style-name="T6">//Sort by address</text:span></text:p>
      <text:p text:style-name="P15"><text:s text:c="4"/><text:span text:style-name="T6">for(outer = toSort.length-1; outer &gt; 0; outer--){</text:span></text:p>
      <text:p text:style-name="P15"><text:s text:c="8"/><text:span text:style-name="T6">for(inner=0; inner &lt; outer; inner++){</text:span></text:p>
      <text:p text:style-name="P15"><text:s text:c="12"/><text:span text:style-name="T6">if(toSort[inner].getAddress() - toSort[inner+1].getAddress() &gt;= 0){</text:span></text:p>
      <text:p text:style-name="P15"><text:s text:c="16"/><text:span text:style-name="T6">copy = toSort[inner];</text:span></text:p>
      <text:p text:style-name="P15"><text:s text:c="16"/><text:span text:style-name="T6">toSort[inner] = toSort[inner+1];</text:span></text:p>
      <text:p text:style-name="P15"><text:s text:c="16"/><text:span text:style-name="T6">toSort[inner+1] = copy;</text:span></text:p>
      <text:p text:style-name="P15"><text:s text:c="12"/><text:span text:style-name="T6">}</text:span></text:p>
      <text:p text:style-name="P15"><text:s text:c="8"/><text:span text:style-name="T6">}</text:span></text:p>
      <text:p text:style-name="P15"><text:s text:c="4"/><text:span text:style-name="T6">}</text:span></text:p>
      <text:p text:style-name="P6">}</text:p>
      <text:p text:style-name="P3">Dankzij het = teken is het algorithme nu niet meer stabiel: betekende dat de 2e sort het gesorteer van het 1e gedeelte compleet door elkaar gooit</text:p>
      <text:p text:style-name="P4"><text:span text:style-name="T9">Testwijze:</text:span></text:p>
      <text:p text:style-name="P19">public static void main(String args[]){</text:p>
      <text:p text:style-name="P18"><text:s text:c="4"/>int size <text:s/>= 50;</text:p>
      <text:p text:style-name="P18"><text:s text:c="4"/>NAW[] NAWList = new NAW[size];</text:p>
      <text:p text:style-name="P18"><text:s text:c="4"/>Random RNG = new Random();</text:p>
      <text:p text:style-name="P18"><text:s text:c="4"/>for(int i = 0; i &lt; size; i++){</text:p>
      <text:p text:style-name="P18"><text:s text:c="8"/>NAWList[i] = new NAW();</text:p>
      <text:p text:style-name="P18"><text:s text:c="8"/>NAWList[i].setName("Name " + RNG.nextInt(10));</text:p>
      <text:p text:style-name="P18"><text:s text:c="8"/>NAWList[i].setAddress(RNG.nextInt(10));</text:p>
      <text:p text:style-name="P18"><text:s text:c="8"/>NAWList[i].setCityOfResidence("Stad " + RNG.nextInt(10));</text:p>
      <text:p text:style-name="P18"><text:s text:c="4"/>}</text:p>
      <text:p text:style-name="P18"><text:s text:c="4"/>for(int i = 0 ; i &lt; size; i++){</text:p>
      <text:p text:style-name="P18"><text:s text:c="8"/>System.<text:span text:style-name="T8">out</text:span>.println("[" + i + "] " + NAWList[i].getCityOfResidence() + " : " + NAWList[i].getAddress() + " , " + NAWList[i].getName());</text:p>
      <text:p text:style-name="P18"><text:s text:c="4"/>}</text:p>
      <text:p text:style-name="P18"><text:s text:c="4"/>System.<text:span text:style-name="T8">out</text:span>.println("SORTING stuff");</text:p>
      <text:p text:style-name="P18"><text:s text:c="4"/>Sorter.<text:span text:style-name="T8">bubblesortNAWArray_split</text:span>(NAWList);</text:p>
      <text:p text:style-name="P18"><text:s text:c="4"/>for(int i = 0 ; i &lt; size; i++){</text:p>
      <text:p text:style-name="P18"><text:s text:c="8"/>System.<text:span text:style-name="T8">out</text:span>.println("[" + i + "] " + NAWList[i].getCityOfResidence() + " : " + NAWList[i].getAddress() + " , " + NAWList[i].getName());</text:p>
      <text:p text:style-name="P18"><text:s text:c="4"/>}</text:p>
      <text:p text:style-name="P7">}</text:p>
      <text:p text:style-name="P21"><text:soft-page-break/>Deel 2</text:p>
      <text:p text:style-name="P24">Opgave 1</text:p>
      <text:p text:style-name="P13">public static void selectionSortArray(int[] toSort){</text:p>
      <text:p text:style-name="P14"><text:s text:c="4"/><text:span text:style-name="T2">long start_time = System.</text:span><text:span text:style-name="T5">nanoTime</text:span><text:span text:style-name="T2">();</text:span></text:p>
      <text:p text:style-name="P14"><text:s text:c="4"/><text:span text:style-name="T2">for(int currentPlacementIndex = toSort.length-1; currentPlacementIndex &gt;= 0; currentPlacementIndex--){</text:span></text:p>
      <text:p text:style-name="P14"><text:s text:c="8"/><text:span text:style-name="T2">int highestIndex = currentPlacementIndex;</text:span></text:p>
      <text:p text:style-name="P14"><text:s text:c="8"/><text:span text:style-name="T2">for(int currentIndex = 0; currentIndex &lt; currentPlacementIndex; currentIndex++){</text:span></text:p>
      <text:p text:style-name="P14"><text:s text:c="12"/><text:span text:style-name="T2">if(toSort[currentIndex] &gt; toSort[highestIndex]){</text:span></text:p>
      <text:p text:style-name="P14"><text:s text:c="16"/><text:span text:style-name="T2">highestIndex = currentIndex;</text:span></text:p>
      <text:p text:style-name="P14"><text:s text:c="12"/><text:span text:style-name="T2">}</text:span></text:p>
      <text:p text:style-name="P14"><text:s text:c="8"/><text:span text:style-name="T2">}</text:span></text:p>
      <text:p text:style-name="P14"><text:s text:c="8"/><text:span text:style-name="T5">swapArrayItems</text:span><text:span text:style-name="T2">(toSort, currentPlacementIndex, highestIndex);</text:span></text:p>
      <text:p text:style-name="P14"><text:s text:c="4"/><text:span text:style-name="T2">}</text:span></text:p>
      <text:p text:style-name="P14"><text:s text:c="4"/><text:span text:style-name="T2">long end_time = System.</text:span><text:span text:style-name="T5">nanoTime</text:span><text:span text:style-name="T2">();</text:span></text:p>
      <text:p text:style-name="P14"><text:s text:c="4"/><text:span text:style-name="T2">double difference = (end_time - start_time)/1e6;</text:span></text:p>
      <text:p text:style-name="P14"><text:s text:c="4"/><text:span text:style-name="T2">System.</text:span><text:span text:style-name="T5">out</text:span><text:span text:style-name="T2">.println("time taken: " + difference);</text:span></text:p>
      <text:p text:style-name="P8"><text:span text:style-name="T12">}</text:span></text:p>
      <text:p text:style-name="P8"><text:span text:style-name="T11">Ik heb de tijd gemeten van het sorteren van een random array van 50 ints vs het sorteren van er een met de grote van 100.</text:span></text:p>
      <text:p text:style-name="P9"><text:span text:style-name="T10">Time taken: 0.047526</text:span></text:p>
      <text:p text:style-name="P9"><text:span text:style-name="T10">Time taken: 0.271368</text:span></text:p>
      <text:p text:style-name="P9"><text:span text:style-name="T10">Hier zit een factor 4 verschil in wat duidt dat het algoritme van O(N^2) 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" svg:font-family="Source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urier" style:family="paragraph" style:parent-style-name="Text_20_body">
      <style:text-properties officeooo:rsid="00021beb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ingen</meta:initial-creator>
    <meta:creation-date>2015-05-11T13:46:55.203677333</meta:creation-date>
    <dc:date>2015-05-11T16:45:49.753572304</dc:date>
    <dc:creator>Thomas Lingen</dc:creator>
    <meta:editing-duration>PT2H48M3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102" meta:word-count="457" meta:character-count="3851" meta:non-whitespace-character-count="2941"/>
  </office:meta>
</office:document-meta>
</file>